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the classic fishing loot datapack </text:span>as nobody uses it and last time I went fishing it was annoying with the loot table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Standard"><text:span text:style-name="T1">[</text:span><text:span text:style-name="T2">Motion 52-10: To remove the classic fishing loot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49:48.471384358</dc:date>
    <meta:editing-duration>PT2M5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3" meta:character-count="388" meta:non-whitespace-character-count="333"/>
  </office:meta>
</office:document-meta>
</file>